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0:12:16.016000000</meta:creation-date>
    <dc:title>jcrtzcrhctrh</dc:title>
    <meta:generator>LibreOffice/6.0.6.2$Linux_X86_64 LibreOffice_project/00m0$Build-2</meta:generator>
    <meta:editing-duration>PT44S</meta:editing-duration>
    <meta:editing-cycles>2</meta:editing-cycles>
    <dc:date>2018-10-07T20:23:20.590000000</dc: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4.29cm" svg:y="3.453cm" style:legend-expansion="high" chart:style-name="ch2"/>
        <chart:plot-area chart:style-name="ch3" chart:data-source-has-labels="both" svg:x="0.319cm" svg:y="0.179cm" svg:width="13.652cm" svg:height="8.641cm">
          <chartooo:coordinate-region svg:x="2.825cm" svg:y="0.18cm" svg:width="8.64cm" svg:height="8.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